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google sansregular" svg:font-family="'google sansregular', Georgia, 'Times New Roman', serif"/>
    <style:font-face style:name="verdana" svg:font-family="verdana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re Franklin" svg:font-family="'Libre Frankl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re Franklin" fo:font-size="12pt" style:font-size-asian="12pt" style:font-size-complex="12pt"/>
    </style:style>
    <style:style style:name="P2" style:family="paragraph" style:parent-style-name="Standard">
      <style:text-properties style:use-window-font-color="true" loext:opacity="0%" style:font-name="Libre Franklin" fo:font-size="12pt" officeooo:paragraph-rsid="0015dea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re Franklin" fo:font-size="12pt" officeooo:paragraph-rsid="0011ffcb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re Franklin" fo:font-size="12pt" officeooo:paragraph-rsid="001a6320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re Franklin" fo:font-size="12pt" officeooo:paragraph-rsid="0019b448" style:font-size-asian="12pt" style:font-size-complex="12pt"/>
    </style:style>
    <style:style style:name="P6" style:family="paragraph" style:parent-style-name="Standard">
      <style:text-properties style:use-window-font-color="true" loext:opacity="0%" style:font-name="Libre Franklin" fo:font-size="12pt" officeooo:paragraph-rsid="00183fc1" style:font-size-asian="12pt" style:font-size-complex="12pt"/>
    </style:style>
    <style:style style:name="P7" style:family="paragraph" style:parent-style-name="Standard">
      <style:text-properties style:use-window-font-color="true" loext:opacity="0%" style:font-name="Libre Franklin" fo:font-size="12pt" officeooo:paragraph-rsid="001aaa6f" style:font-size-asian="12pt" style:font-size-complex="12pt"/>
    </style:style>
    <style:style style:name="P8" style:family="paragraph" style:parent-style-name="Standard">
      <style:text-properties style:use-window-font-color="true" loext:opacity="0%" style:font-name="Libre Franklin" fo:font-size="12pt" officeooo:paragraph-rsid="001de870" style:font-size-asian="12pt" style:font-size-complex="12pt"/>
    </style:style>
    <style:style style:name="P9" style:family="paragraph" style:parent-style-name="Standard">
      <style:text-properties style:use-window-font-color="true" loext:opacity="0%" style:font-name="Libre Franklin" fo:font-size="12pt" officeooo:paragraph-rsid="002073a5" style:font-size-asian="12pt" style:font-size-complex="12pt"/>
    </style:style>
    <style:style style:name="P10" style:family="paragraph" style:parent-style-name="Standard">
      <style:text-properties style:use-window-font-color="true" loext:opacity="0%" style:font-name="Libre Franklin" fo:font-size="12pt" officeooo:paragraph-rsid="0021145c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re Franklin" fo:font-size="12pt" officeooo:paragraph-rsid="00223cc1" style:font-size-asian="12pt" style:font-size-complex="12pt"/>
    </style:style>
    <style:style style:name="P12" style:family="paragraph" style:parent-style-name="Standard">
      <style:text-properties style:use-window-font-color="true" loext:opacity="0%" style:font-name="Libre Franklin" fo:font-size="12pt" officeooo:paragraph-rsid="00229a98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re Franklin" fo:font-size="12pt" officeooo:paragraph-rsid="00239d05" style:font-size-asian="12pt" style:font-size-complex="12pt"/>
    </style:style>
    <style:style style:name="P14" style:family="paragraph" style:parent-style-name="Standard">
      <style:text-properties style:use-window-font-color="true" loext:opacity="0%" style:font-name="Libre Franklin" fo:font-size="12pt" officeooo:paragraph-rsid="00259cec" style:font-size-asian="12pt" style:font-size-complex="12pt"/>
    </style:style>
    <style:style style:name="P15" style:family="paragraph" style:parent-style-name="Standard">
      <style:text-properties style:use-window-font-color="true" loext:opacity="0%" style:font-name="Libre Franklin" fo:font-size="12pt" officeooo:paragraph-rsid="0026551c" style:font-size-asian="12pt" style:font-size-complex="12pt"/>
    </style:style>
    <style:style style:name="P16" style:family="paragraph" style:parent-style-name="Standard">
      <style:text-properties style:use-window-font-color="true" loext:opacity="0%" style:font-name="Libre Franklin" fo:font-size="12pt" officeooo:rsid="0029803c" officeooo:paragraph-rsid="0029803c" style:font-size-asian="12pt" style:font-size-complex="12pt"/>
    </style:style>
    <style:style style:name="P17" style:family="paragraph" style:parent-style-name="Standard">
      <style:text-properties style:use-window-font-color="true" loext:opacity="0%" style:font-name="Libre Franklin" fo:font-size="12pt" officeooo:paragraph-rsid="0029803c" style:font-size-asian="12pt" style:font-size-complex="12pt"/>
    </style:style>
    <style:style style:name="T1" style:family="text">
      <style:text-properties fo:font-variant="normal" fo:text-transform="none" fo:color="#333333" loext:opacity="100%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google sansregular" fo:font-size="12.75pt" fo:letter-spacing="normal" fo:font-style="normal" fo:font-weight="normal"/>
    </style:style>
    <style:style style:name="T3" style:family="text">
      <style:text-properties fo:font-variant="normal" fo:text-transform="none" fo:color="#333333" loext:opacity="100%" fo:font-size="12.75pt" fo:letter-spacing="normal" fo:font-style="normal" fo:font-weight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5deab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47686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c4836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39d05" style:text-blinking="false" fo:background-color="transparent" loext:char-shading-value="0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15deab"/>
    </style:style>
    <style:style style:name="T11" style:family="text">
      <style:text-properties fo:font-variant="normal" fo:text-transform="none" fo:letter-spacing="normal" fo:font-style="normal" fo:font-weight="normal" officeooo:rsid="00147686"/>
    </style:style>
    <style:style style:name="T12" style:family="text">
      <style:text-properties fo:font-variant="normal" fo:text-transform="none" fo:letter-spacing="normal" fo:font-style="normal" fo:font-weight="normal" officeooo:rsid="00183fc1"/>
    </style:style>
    <style:style style:name="T13" style:family="text">
      <style:text-properties fo:font-variant="normal" fo:text-transform="none" fo:letter-spacing="normal" fo:font-style="normal" fo:font-weight="normal" officeooo:rsid="001aaa6f"/>
    </style:style>
    <style:style style:name="T14" style:family="text">
      <style:text-properties fo:font-variant="normal" fo:text-transform="none" fo:letter-spacing="normal" fo:font-style="normal" fo:font-weight="normal" officeooo:rsid="002073a5"/>
    </style:style>
    <style:style style:name="T15" style:family="text">
      <style:text-properties fo:font-variant="normal" fo:text-transform="none" fo:letter-spacing="normal" fo:font-style="normal" fo:font-weight="normal" officeooo:rsid="00239d05"/>
    </style:style>
    <style:style style:name="T16" style:family="text">
      <style:text-properties fo:font-variant="normal" fo:text-transform="none" fo:letter-spacing="normal" fo:font-style="normal" fo:font-weight="normal" officeooo:rsid="0021145c"/>
    </style:style>
    <style:style style:name="T17" style:family="text">
      <style:text-properties fo:font-variant="normal" fo:text-transform="none" fo:letter-spacing="normal" fo:font-style="normal" fo:font-weight="normal" officeooo:rsid="0025880b"/>
    </style:style>
    <style:style style:name="T18" style:family="text">
      <style:text-properties fo:font-variant="normal" fo:text-transform="none" fo:letter-spacing="normal" fo:font-style="normal" fo:font-weight="normal" officeooo:rsid="00259cec"/>
    </style:style>
    <style:style style:name="T19" style:family="text">
      <style:text-properties fo:font-variant="normal" fo:text-transform="none" fo:letter-spacing="normal" fo:font-style="normal" fo:font-weight="normal" officeooo:rsid="0026551c"/>
    </style:style>
    <style:style style:name="T20" style:family="text">
      <style:text-properties fo:font-variant="normal" fo:text-transform="none" fo:letter-spacing="normal" fo:font-style="normal" fo:font-weight="normal" officeooo:rsid="0029803c"/>
    </style:style>
    <style:style style:name="T21" style:family="text">
      <style:text-properties fo:font-variant="normal" fo:text-transform="none" fo:letter-spacing="normal" fo:font-style="normal" style:text-underline-style="none" fo:font-weight="normal" officeooo:rsid="0015deab"/>
    </style:style>
    <style:style style:name="T22" style:family="text">
      <style:text-properties fo:font-variant="normal" fo:text-transform="none" fo:letter-spacing="normal" fo:font-style="normal" style:text-underline-style="none" fo:font-weight="normal" officeooo:rsid="001aaa6f"/>
    </style:style>
    <style:style style:name="T23" style:family="text">
      <style:text-properties fo:font-variant="normal" fo:text-transform="none" fo:letter-spacing="normal" fo:font-style="normal" style:text-underline-style="none" fo:font-weight="normal" officeooo:rsid="00183fc1"/>
    </style:style>
    <style:style style:name="T24" style:family="text">
      <style:text-properties fo:font-variant="normal" fo:text-transform="none" fo:letter-spacing="normal" fo:font-style="normal" style:text-underline-style="none" fo:font-weight="normal" officeooo:rsid="0026551c"/>
    </style:style>
    <style:style style:name="T25" style:family="text">
      <style:text-properties fo:font-variant="normal" fo:text-transform="none" fo:color="#777777" loext:opacity="100%" style:font-name="google sansregular" fo:font-size="10.5pt" fo:letter-spacing="normal" fo:font-style="normal" fo:font-weight="normal"/>
    </style:style>
    <style:style style:name="T26" style:family="text">
      <style:text-properties fo:font-variant="normal" fo:text-transform="none" fo:color="#777777" loext:opacity="100%" fo:font-size="10.5pt" fo:letter-spacing="normal" fo:font-style="normal" fo:font-weight="normal"/>
    </style:style>
    <style:style style:name="T27" style:family="text">
      <style:text-properties fo:font-variant="normal" fo:text-transform="none" fo:color="#777777" loext:opacity="100%" fo:letter-spacing="normal" fo:font-style="normal" fo:font-weight="normal"/>
    </style:style>
    <style:style style:name="T28" style:family="text">
      <style:text-properties fo:font-variant="normal" fo:text-transform="none" fo:color="#337ab7" loext:opacity="100%" style:text-line-through-style="none" style:text-line-through-type="none" style:font-name="google sansregular" fo:font-size="10.5pt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337ab7" loext:opacity="100%" style:text-line-through-style="none" style:text-line-through-type="none" fo:font-size="10.5pt" fo:letter-spacing="normal" fo:font-style="normal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337ab7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1" style:family="text">
      <style:text-properties officeooo:rsid="0011ffcb"/>
    </style:style>
    <style:style style:name="T32" style:family="text">
      <style:text-properties officeooo:rsid="00147686"/>
    </style:style>
    <style:style style:name="T33" style:family="text">
      <style:text-properties officeooo:rsid="0015deab"/>
    </style:style>
    <style:style style:name="T34" style:family="text">
      <style:text-properties officeooo:rsid="002073a5"/>
    </style:style>
    <style:style style:name="T35" style:family="text">
      <style:text-properties officeooo:rsid="0021145c"/>
    </style:style>
    <style:style style:name="T36" style:family="text">
      <style:text-properties officeooo:rsid="00229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to <text:span text:style-name="T32">(Lucas 1, 28-48 / </text:span><text:span text:style-name="T36">Juan 1, 14</text:span><text:span text:style-name="T32">)</text:span></text:p>
      <text:p text:style-name="P1"/>
      <text:p text:style-name="P3">El ángel del cielo </text:p>
      <text:p text:style-name="P3">anuncio a <text:span text:style-name="T31">M</text:span>aría,</text:p>
      <text:p text:style-name="P1">que dios la escogía,</text:p>
      <text:p text:style-name="P1">toda la tierra callaba,</text:p>
      <text:p text:style-name="P1">por que un niño florecía. <text:span text:style-name="T32">(Original)</text:span></text:p>
      <text:p text:style-name="P1"/>
      <text:p text:style-name="P13"><text:span text:style-name="T15">Fue enviado el ángel a María. </text:span><text:span text:style-name="T17">(Opcional)</text:span></text:p>
      <text:p text:style-name="P13"><text:span text:style-name="T8"/></text:p>
      <text:p text:style-name="P13"><text:span text:style-name="T11">Alégrate, llena de gracia,</text:span></text:p>
      <text:p text:style-name="P13"><text:span text:style-name="T11">el Señor está contigo.</text:span></text:p>
      <text:p text:style-name="P13"><text:span text:style-name="T11">No temas, María,</text:span></text:p>
      <text:p text:style-name="P13"><text:span text:style-name="T11">porque has encontrado el favor de Dios. </text:span><text:span text:style-name="T17">(Opcional)</text:span></text:p>
      <text:p text:style-name="P4"><text:span text:style-name="T11">Concebirás en tu seno y darás a luz un hijo,</text:span></text:p>
      <text:p text:style-name="P4"><text:span text:style-name="T11">al que pondrás el nombre de Jesús, </text:span><text:span text:style-name="T10">(Modificada – Latinoamericana)</text:span></text:p>
      <text:p text:style-name="P4"/>
      <text:p text:style-name="P13"><text:span text:style-name="T10">¡Alégrate!, llena de gracia,</text:span></text:p>
      <text:p text:style-name="P13"><text:span text:style-name="T10">el Señor está contigo.</text:span></text:p>
      <text:p text:style-name="P13"><text:span text:style-name="T10">No temas, María,</text:span></text:p>
      <text:p text:style-name="P13"><text:span text:style-name="T10">porque Dios te ha favorecido. </text:span><text:span text:style-name="T17">(Opcional)</text:span></text:p>
      <text:p text:style-name="P13"><text:span text:style-name="T10">Concebirás y darás a luz un hijo,</text:span></text:p>
      <text:p text:style-name="P13"><text:span text:style-name="T10">y le pondrás por nombre Jesús. (Modifica</text:span><text:span text:style-name="T13">da</text:span><text:span text:style-name="T10"> – Del pueblo)</text:span></text:p>
      <text:p text:style-name="P7"><text:span text:style-name="T5"/></text:p>
      <text:p text:style-name="P13"><text:span text:style-name="T10">Alégrate, llena de gracia,</text:span></text:p>
      <text:p text:style-name="P13"><text:span text:style-name="T10">el Señor está contigo.</text:span></text:p>
      <text:p text:style-name="P13"><text:span text:style-name="T10">No temas, María,</text:span></text:p>
      <text:p text:style-name="P13"><text:span text:style-name="T10">porque has hallado gracia delante de Dios; </text:span><text:span text:style-name="T17">(Opcional)</text:span></text:p>
      <text:p text:style-name="P7"><text:span text:style-name="T10">vas a concebir en el seno y vas a dar a luz un hijo, </text:span></text:p>
      <text:p text:style-name="P7"><text:span text:style-name="T10">a quien pondrás por nombre Jesús. (Modifica</text:span><text:span text:style-name="T13">da</text:span><text:span text:style-name="T10"> – </text:span><text:span text:style-name="T12">Jerusalén</text:span><text:span text:style-name="T10">)</text:span></text:p>
      <text:p text:style-name="P7"><text:span text:style-name="T6"/></text:p>
      <text:p text:style-name="P7"><text:span text:style-name="T6">- </text:span><text:span text:style-name="T7">CORO -</text:span></text:p>
      <text:p text:style-name="P3">Es mi dios mi salvador</text:p>
      <text:p text:style-name="P3">se exalta el alma de gozo</text:p>
      <text:p text:style-name="P3">pues es santo y poderoso</text:p>
      <text:p text:style-name="P3">ha hecho en mi maravillas</text:p>
      <text:p text:style-name="P3">por ser pequeña y sencilla. <text:span text:style-name="T33">(Original)</text:span></text:p>
      <text:p text:style-name="P3"/>
      <text:p text:style-name="P5"><text:span text:style-name="T5">Proclama mi alma la grandeza del Señor,</text:span></text:p>
      <text:p text:style-name="P5"><text:span text:style-name="T5">y mi espíritu se alegra en Dios mi Salvador,</text:span></text:p>
      <text:p text:style-name="P5"><text:span text:style-name="T5">porque se fijó en su humilde esclava,</text:span></text:p>
      <text:p text:style-name="P5"><text:span text:style-name="T5">y desde ahora todas las generaciones me dirán feliz.</text:span></text:p>
      <text:p text:style-name="P5"><text:span text:style-name="T5">El Poderoso ha hecho grandes cosas por mí: ¡Santo es su Nombre! </text:span><text:span text:style-name="T10">(Modificada - Latinoamericana)</text:span></text:p>
      <text:p text:style-name="P2"/>
      <text:p text:style-name="P6"><text:span text:style-name="T10">Mi alma canta la grandeza del Señor,</text:span></text:p>
      <text:p text:style-name="P6"><text:soft-page-break/><text:span text:style-name="T10">y mi espíritu se estremece de gozo en Dios, mi Salvador,</text:span></text:p>
      <text:p text:style-name="P6"><text:span text:style-name="T10">porque él miró con bondad la pequeñez de su servidora.</text:span></text:p>
      <text:p text:style-name="P6"><text:span text:style-name="T10">En adelante todas las generaciones me llamarán feliz,</text:span></text:p>
      <text:p text:style-name="P6"><text:span text:style-name="T10">porque el Todopoderoso ha hecho en mí grandes cosas: ¡su Nombre es santo! (Modifica</text:span><text:span text:style-name="T13">da</text:span><text:span text:style-name="T10"> – Del pueblo)</text:span></text:p>
      <text:p text:style-name="P2"><text:span text:style-name="T10"/></text:p>
      <text:p text:style-name="P6"><text:span text:style-name="T10">Engrandece mi alma al Señor </text:span></text:p>
      <text:p text:style-name="P6"><text:span text:style-name="T10">y mi espíritu se alegra en Dios mi salvador </text:span></text:p>
      <text:p text:style-name="P6"><text:span text:style-name="T10">porque ha puesto los ojos en la humildad de su esclava,</text:span></text:p>
      <text:p text:style-name="P6"><text:span text:style-name="T10">por eso desde ahora todas las generaciones me llamarán bienaventurada, </text:span></text:p>
      <text:p text:style-name="P6"><text:span text:style-name="T10">porque ha hecho en mi favor maravillas el Poderoso,</text:span></text:p>
      <text:p text:style-name="P6"><text:span text:style-name="T10">Santo es su nombre. (Modifica</text:span><text:span text:style-name="T13">da</text:span><text:span text:style-name="T10"> – </text:span><text:span text:style-name="T12">Jerusalén</text:span><text:span text:style-name="T10">)</text:span></text:p>
      <text:p text:style-name="P6"><text:span text:style-name="T10"/></text:p>
      <text:p text:style-name="P16"><text:span text:style-name="T10">- C</text:span><text:span text:style-name="T9">ORO ALTERNATIVO -</text:span></text:p>
      <text:p text:style-name="P17"><text:span text:style-name="T20">Al sexto mes fue enviado por Dios el ángel Gabriel</text:span></text:p>
      <text:p text:style-name="P17"><text:span text:style-name="T20">a una ciudad de Galilea, llamada Nazaret,</text:span></text:p>
      <text:p text:style-name="P17"><text:span text:style-name="T20">a una virgen desposada con un hombre llamado José,</text:span></text:p>
      <text:p text:style-name="P17"><text:span text:style-name="T20">de la casa de David; el nombre de la virgen era María. (Jerusalen)</text:span></text:p>
      <text:p text:style-name="P17"><text:span text:style-name="T5"/></text:p>
      <text:p text:style-name="P3">Como lo tendré </text:p>
      <text:p text:style-name="P3">si no estoy casada</text:p>
      <text:p text:style-name="P3">solo desposada </text:p>
      <text:p text:style-name="P3">con el señor <text:span text:style-name="T31">S</text:span>an <text:span text:style-name="T31">J</text:span>osé</text:p>
      <text:p text:style-name="P3">mas en mi Dios creeré. <text:span text:style-name="T34">(Original)</text:span></text:p>
      <text:p text:style-name="P3"/>
      <text:p text:style-name="P14"><text:span text:style-name="T9">¿Cómo puede ser eso,</text:span></text:p>
      <text:p text:style-name="P14"><text:span text:style-name="T9">si yo soy virgen?</text:span></text:p>
      <text:p text:style-name="P10"><text:span text:style-name="T18">C</text:span><text:span text:style-name="T9">omprometida en matrimonio</text:span></text:p>
      <text:p text:style-name="P14"><text:span text:style-name="T9">con un hombre llamado José,</text:span></text:p>
      <text:p text:style-name="P14"><text:span text:style-name="T9">de la familia de David. </text:span><text:span text:style-name="T10">(Modificada - Latinoamericana)</text:span></text:p>
      <text:p text:style-name="P10"><text:span text:style-name="T4"/></text:p>
      <text:p text:style-name="P9"><text:span text:style-name="T9">¿Cómo puede ser eso,</text:span></text:p>
      <text:p text:style-name="P9"><text:span text:style-name="T9">si yo no tengo relaciones con ningún hombre?</text:span></text:p>
      <text:p text:style-name="P9"><text:span text:style-name="T19">E</text:span><text:span text:style-name="T9">staba comprometida</text:span></text:p>
      <text:p text:style-name="P9"><text:span text:style-name="T9">con un hombre perteneciente a la familia de David,</text:span></text:p>
      <text:p text:style-name="P9"><text:span text:style-name="T9">llamado José. </text:span><text:span text:style-name="T10">(Modifica</text:span><text:span text:style-name="T13">da</text:span><text:span text:style-name="T10"> – Del pueblo)</text:span></text:p>
      <text:p text:style-name="P9"><text:span text:style-name="T21"/></text:p>
      <text:p text:style-name="P10"><text:span text:style-name="T21">¿Cómo será esto, </text:span></text:p>
      <text:p text:style-name="P10"><text:span text:style-name="T21">puesto que no conozco varón?</text:span></text:p>
      <text:p text:style-name="P10"><text:span text:style-name="T24">D</text:span><text:span text:style-name="T21">esposada con un hombre llamado José, </text:span></text:p>
      <text:p text:style-name="P10"><text:span text:style-name="T21">de la casa de David; (Modifica</text:span><text:span text:style-name="T22">da</text:span><text:span text:style-name="T21"> – </text:span><text:span text:style-name="T23">Jerusalén</text:span><text:span text:style-name="T21">)</text:span></text:p>
      <text:p text:style-name="P10"><text:span text:style-name="T5"/></text:p>
      <text:p text:style-name="P3">El ángel contesta</text:p>
      <text:p text:style-name="P3">no temas María</text:p>
      <text:p text:style-name="P3">para su venida</text:p>
      <text:p text:style-name="P3">te cubrirá con su manto</text:p>
      <text:p text:style-name="P3"><text:soft-page-break/>el Espír<text:span text:style-name="T31">i</text:span>tu Santo. <text:span text:style-name="T35">(Original)</text:span></text:p>
      <text:p text:style-name="P3"/>
      <text:p text:style-name="P10"><text:span text:style-name="T9">El Espíritu Santo descenderá sobre ti </text:span></text:p>
      <text:p text:style-name="P10"><text:span text:style-name="T9">y el poder del Altísimo te cubrirá con su sombra; </text:span></text:p>
      <text:p text:style-name="P10"><text:span text:style-name="T9">por eso el niño santo que nacerá de ti será llamado Hijo de Dios.</text:span></text:p>
      <text:p text:style-name="P10"><text:span text:style-name="T9">Para Dios, nada es imposible. </text:span><text:span text:style-name="T10">(Modificada – Latinoamericana)</text:span></text:p>
      <text:p text:style-name="P10"><text:span text:style-name="T10"/></text:p>
      <text:p text:style-name="P10"><text:span text:style-name="T10">El Espíritu Santo descenderá sobre ti </text:span></text:p>
      <text:p text:style-name="P10"><text:span text:style-name="T10">y el poder del Altísimo te cubrirá con su sombra.</text:span></text:p>
      <text:p text:style-name="P10"><text:span text:style-name="T10">Por eso el niño será Santo y será llamado Hijo de Dios.</text:span></text:p>
      <text:p text:style-name="P10"><text:span text:style-name="T16">P</text:span><text:span text:style-name="T10">orque no hay nada imposible para Dios. (Modifica</text:span><text:span text:style-name="T13">da</text:span><text:span text:style-name="T10"> – Del pueblo)</text:span></text:p>
      <text:p text:style-name="P10"><text:span text:style-name="T5"/></text:p>
      <text:p text:style-name="P10"><text:span text:style-name="T10">El Espíritu Santo vendrá sobre ti </text:span></text:p>
      <text:p text:style-name="P10"><text:span text:style-name="T10">y el poder del Altísimo te cubrirá con su sombra;</text:span></text:p>
      <text:p text:style-name="P15"><text:span text:style-name="T10">por eso el que ha de nacer será santo</text:span></text:p>
      <text:p text:style-name="P15"><text:span text:style-name="T10">y será llamado Hijo de Dios. </text:span></text:p>
      <text:p text:style-name="P10"><text:span text:style-name="T10">porque ninguna cosa es imposible para Dios. </text:span><text:span text:style-name="T21">(Modifica</text:span><text:span text:style-name="T22">da</text:span><text:span text:style-name="T21"> – </text:span><text:span text:style-name="T23">Jerusalén</text:span><text:span text:style-name="T21">)</text:span></text:p>
      <text:p text:style-name="P10"><text:span text:style-name="T5"/></text:p>
      <text:p text:style-name="P8"><text:span text:style-name="T6">- </text:span><text:span text:style-name="T7">CORO -</text:span></text:p>
      <text:p text:style-name="P3"/>
      <text:p text:style-name="P3">Se inclino la virgen</text:p>
      <text:p text:style-name="P3">con un santo temor</text:p>
      <text:p text:style-name="P3">en adoración</text:p>
      <text:p text:style-name="P3">y respondió que así sea</text:p>
      <text:p text:style-name="P3">según el señor lo desea. <text:span text:style-name="T35">(Original)</text:span></text:p>
      <text:p text:style-name="P3"/>
      <text:p text:style-name="P11"><text:span text:style-name="T9">Yo soy la servidora del Señor,</text:span></text:p>
      <text:p text:style-name="P11"><text:span text:style-name="T9">hágase en mí tal como has dicho.</text:span></text:p>
      <text:p text:style-name="P11"><text:span text:style-name="T9">¡Bendita tú eres entre las mujeres</text:span></text:p>
      <text:p text:style-name="P11"><text:span text:style-name="T9">y bendito el fruto de tu vientre! </text:span><text:span text:style-name="T10">(Modificada – Latinoamericana)</text:span></text:p>
      <text:p text:style-name="P11"><text:span text:style-name="T4"/></text:p>
      <text:p text:style-name="P10"><text:span text:style-name="T9">Yo soy la servidora del Señor,</text:span></text:p>
      <text:p text:style-name="P10"><text:span text:style-name="T9">que se cumpla en mí lo que has dicho</text:span></text:p>
      <text:p text:style-name="P11"><text:span text:style-name="T9">¡Tú eres bendita entre todas las mujeres </text:span></text:p>
      <text:p text:style-name="P11"><text:span text:style-name="T9">y bendito es el fruto de tu vientre! </text:span><text:span text:style-name="T10">(Modifica</text:span><text:span text:style-name="T13">da</text:span><text:span text:style-name="T10"> – Del pueblo)</text:span></text:p>
      <text:p text:style-name="P11"><text:span text:style-name="T10"/></text:p>
      <text:p text:style-name="P11"><text:span text:style-name="T10">He aquí la esclava del Señor;</text:span></text:p>
      <text:p text:style-name="P11"><text:span text:style-name="T10">hágase en mí según tu palabra.</text:span></text:p>
      <text:p text:style-name="P11"><text:span text:style-name="T10">Bendita tú entre las mujeres </text:span></text:p>
      <text:p text:style-name="P11"><text:span text:style-name="T10">y bendito el fruto de tu seno; </text:span><text:span text:style-name="T21">(Modifica</text:span><text:span text:style-name="T22">da</text:span><text:span text:style-name="T21"> – </text:span><text:span text:style-name="T23">Jerusalén</text:span><text:span text:style-name="T21">)</text:span></text:p>
      <text:p text:style-name="P11"><text:span text:style-name="T5"/></text:p>
      <text:p text:style-name="P3">El Verbo divino</text:p>
      <text:p text:style-name="P3">encontró morada</text:p>
      <text:p text:style-name="P3">el niño aguardaba</text:p>
      <text:p text:style-name="P3">entre todas las mujeres</text:p>
      <text:p text:style-name="P3">una sola inmaculada. <text:span text:style-name="T36">(Original)</text:span></text:p>
      <text:p text:style-name="P3"><text:soft-page-break/></text:p>
      <text:p text:style-name="P12"><text:span text:style-name="T9">Y la Palabra se hizo carne,</text:span></text:p>
      <text:p text:style-name="P12"><text:span text:style-name="T9">puso su tienda entre nosotros,</text:span></text:p>
      <text:p text:style-name="P12"><text:span text:style-name="T9">y hemos visto su Gloria:</text:span></text:p>
      <text:p text:style-name="P12"><text:span text:style-name="T9">la Gloria que recibe del Padre el Hijo único,</text:span></text:p>
      <text:p text:style-name="P12"><text:span text:style-name="T9">en él todo era don amoroso y verdad. </text:span><text:span text:style-name="T10">(Modificada – Latinoamericana)</text:span></text:p>
      <text:p text:style-name="P12"><text:span text:style-name="T10"/></text:p>
      <text:p text:style-name="P12"><text:span text:style-name="T10">Y la Palabra se hizo carne</text:span></text:p>
      <text:p text:style-name="P12"><text:span text:style-name="T10">y habitó entre nosotros.</text:span></text:p>
      <text:p text:style-name="P12"><text:span text:style-name="T10">Y nosotros hemos visto su gloria,</text:span></text:p>
      <text:p text:style-name="P12"><text:span text:style-name="T10">la gloria que recibe del Padre como Hijo único,</text:span></text:p>
      <text:p text:style-name="P12"><text:span text:style-name="T10">lleno de gracia y de verdad. (Modifica</text:span><text:span text:style-name="T13">da</text:span><text:span text:style-name="T10"> – Del pueblo)</text:span></text:p>
      <text:p text:style-name="P12"><text:span text:style-name="T10"/></text:p>
      <text:p text:style-name="P13"><text:span text:style-name="T10">Y la Palabra se hizo carne,</text:span></text:p>
      <text:p text:style-name="P13"><text:span text:style-name="T10">y puso su Morada entre nosotros,</text:span></text:p>
      <text:p text:style-name="P13"><text:span text:style-name="T10">y hemos contemplado su gloria,</text:span></text:p>
      <text:p text:style-name="P13"><text:span text:style-name="T10">gloria que recibe del Padre como Hijo único,</text:span></text:p>
      <text:p text:style-name="P13"><text:span text:style-name="T10">lleno de gracia y de verdad. </text:span><text:span text:style-name="T21">(Modifica</text:span><text:span text:style-name="T22">da</text:span><text:span text:style-name="T21"> – </text:span><text:span text:style-name="T23">Jerusalén</text:span><text:span text:style-name="T21">)</text:span></text:p>
      <text:p text:style-name="P13"><text:span text:style-name="T5"/></text:p>
      <text:p text:style-name="P8"><text:span text:style-name="T6">- </text:span><text:span text:style-name="T7">CORO 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google sansregular" svg:font-family="'google sansregular', Georgia, 'Times New Roman', serif"/>
    <style:font-face style:name="verdana" svg:font-family="verdana"/>
    <style:font-face style:name="Droid Sans Devanagari1" svg:font-family="'Droid Sans Devanagari'" style:font-family-generic="swiss"/>
    <style:font-face style:name="Courier Prime" svg:font-family="'Courier Prime'" style:font-pitch="fixed"/>
    <style:font-face style:name="Libre Franklin" svg:font-family="'Libre Frankl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5:14:38.089659833</meta:creation-date>
    <dc:date>2021-10-22T19:53:40.564252674</dc:date>
    <meta:editing-duration>PT1H43M18S</meta:editing-duration>
    <meta:editing-cycles>21</meta:editing-cycles>
    <meta:generator>LibreOffice/7.1.6.2.0$Linux_X86_64 LibreOffice_project/10$Build-2</meta:generator>
    <meta:document-statistic meta:table-count="0" meta:image-count="0" meta:object-count="0" meta:page-count="4" meta:paragraph-count="128" meta:word-count="828" meta:character-count="4601" meta:non-whitespace-character-count="3869"/>
  </office:meta>
</office:document-meta>
</file>